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3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3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ee561" style:font-size-asian="10pt" style:font-size-complex="10pt"/>
    </style:style>
    <style:style style:name="P3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4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4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4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4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4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4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4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5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fo:background-color="#e8f2fe" loext:char-shading-value="0"/>
    </style:style>
    <style:style style:name="T6" style:family="text">
      <style:text-properties fo:color="#000000" officeooo:rsid="001edaee" fo:background-color="#e8f2fe" loext:char-shading-value="0"/>
    </style:style>
    <style:style style:name="T7" style:family="text">
      <style:text-properties fo:color="#000000" officeooo:rsid="0022bf43" fo:background-color="#e8f2fe" loext:char-shading-value="0"/>
    </style:style>
    <style:style style:name="T8" style:family="text">
      <style:text-properties fo:color="#000000" officeooo:rsid="00248099"/>
    </style:style>
    <style:style style:name="T9" style:family="text">
      <style:text-properties fo:color="#000000" style:font-name="Monospace" fo:background-color="#e8f2fe" loext:char-shading-value="0"/>
    </style:style>
    <style:style style:name="T10" style:family="text">
      <style:text-properties fo:color="#000000" style:font-name="Monospace" officeooo:rsid="003b833e" fo:background-color="#e8f2fe" loext:char-shading-value="0"/>
    </style:style>
    <style:style style:name="T11" style:family="text">
      <style:text-properties fo:color="#000000" style:font-name="Monospace" officeooo:rsid="003bed54" fo:background-color="#e8f2fe" loext:char-shading-value="0"/>
    </style:style>
    <style:style style:name="T12" style:family="text">
      <style:text-properties fo:color="#000000" style:font-name="Monospace" loext:char-shading-value="0" fo:background-color="#e8f2fe"/>
    </style:style>
    <style:style style:name="T13" style:family="text">
      <style:text-properties fo:color="#000000" style:font-name="Monospace" officeooo:rsid="003c5372" loext:char-shading-value="0" fo:background-color="#e8f2fe"/>
    </style:style>
    <style:style style:name="T14" style:family="text">
      <style:text-properties fo:color="#000000" style:font-name="Monospace" fo:background-color="#d4d4d4" loext:char-shading-value="0"/>
    </style:style>
    <style:style style:name="T15" style:family="text">
      <style:text-properties fo:color="#000000" style:font-name="Monospace" officeooo:rsid="002f1dc0" fo:background-color="#d4d4d4" loext:char-shading-value="0"/>
    </style:style>
    <style:style style:name="T16" style:family="text">
      <style:text-properties fo:color="#000000" style:font-name="Monospace" fo:background-color="#e8f2fe"/>
    </style:style>
    <style:style style:name="T17" style:family="text">
      <style:text-properties fo:color="#000000" style:font-name="Monospace" officeooo:rsid="002f1dc0" fo:background-color="#e8f2fe"/>
    </style:style>
    <style:style style:name="T18" style:family="text">
      <style:text-properties fo:color="#000000" style:font-name="Monospace" officeooo:rsid="003c335b" fo:background-color="#e8f2fe"/>
    </style:style>
    <style:style style:name="T19" style:family="text">
      <style:text-properties officeooo:rsid="001edaee"/>
    </style:style>
    <style:style style:name="T20" style:family="text">
      <style:text-properties officeooo:rsid="00226e74"/>
    </style:style>
    <style:style style:name="T21" style:family="text">
      <style:text-properties officeooo:rsid="00248099"/>
    </style:style>
    <style:style style:name="T22" style:family="text">
      <style:text-properties fo:color="#3f7f5f"/>
    </style:style>
    <style:style style:name="T23" style:family="text">
      <style:text-properties fo:color="#3f7f5f" officeooo:rsid="00248099"/>
    </style:style>
    <style:style style:name="T24" style:family="text">
      <style:text-properties officeooo:rsid="00267f9b"/>
    </style:style>
    <style:style style:name="T25" style:family="text">
      <style:text-properties officeooo:rsid="0026ea05"/>
    </style:style>
    <style:style style:name="T26" style:family="text">
      <style:text-properties officeooo:rsid="002a054b"/>
    </style:style>
    <style:style style:name="T27" style:family="text">
      <style:text-properties officeooo:rsid="002d679c"/>
    </style:style>
    <style:style style:name="T28" style:family="text">
      <style:text-properties officeooo:rsid="002d79ee"/>
    </style:style>
    <style:style style:name="T29" style:family="text">
      <style:text-properties officeooo:rsid="001689eb" style:font-name-asian="Courier New" style:font-name-complex="Liberation Mono"/>
    </style:style>
    <style:style style:name="T30" style:family="text">
      <style:text-properties officeooo:rsid="002ee561" style:font-name-asian="Courier New" style:font-name-complex="Liberation Mono"/>
    </style:style>
    <style:style style:name="T31" style:family="text">
      <style:text-properties officeooo:rsid="002ee561"/>
    </style:style>
    <style:style style:name="T32" style:family="text">
      <style:text-properties officeooo:rsid="002f1dc0"/>
    </style:style>
    <style:style style:name="T33" style:family="text">
      <style:text-properties officeooo:rsid="0030d31d"/>
    </style:style>
    <style:style style:name="T34" style:family="text">
      <style:text-properties officeooo:rsid="00341222"/>
    </style:style>
    <style:style style:name="T35" style:family="text">
      <style:text-properties fo:color="#7f0055" style:font-name="Monospace" fo:font-weight="bold" fo:background-color="#e8f2fe" loext:char-shading-value="0" style:font-weight-asian="bold"/>
    </style:style>
    <style:style style:name="T36" style:family="text">
      <style:text-properties fo:color="#7f0055" style:font-name="Monospace" fo:font-weight="bold" style:font-weight-asian="bold" fo:background-color="#e8f2fe"/>
    </style:style>
    <style:style style:name="T37" style:family="text">
      <style:text-properties officeooo:rsid="003b50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CHIAMATA FUNZIONE</text:p>
          </table:table-cell>
          <table:table-cell table:style-name="Tabella1.B1" office:value-type="string">
            <text:p text:style-name="P2">DESCRIZIONE</text:p>
          </table:table-cell>
          <table:table-cell table:style-name="Tabella1.C1" office:value-type="string">
            <text:p text:style-name="P47">C</text:p>
          </table:table-cell>
        </table:table-row>
        <table:table-row>
          <table:table-cell table:style-name="Tabella1.A2" office:value-type="string">
            <text:p text:style-name="P3"/>
            <text:p text:style-name="P3">http://localhost:8080/<text:span text:style-name="T1">Login</text:span>/ID/PW</text:p>
          </table:table-cell>
          <table:table-cell table:style-name="Tabella1.A2" office:value-type="string">
            <text:p text:style-name="P11">Login</text:p>
          </table:table-cell>
          <table:table-cell table:style-name="Tabella1.C22" office:value-type="string">
            <text:p text:style-name="P48">x</text:p>
          </table:table-cell>
        </table:table-row>
        <table:table-row>
          <table:table-cell table:style-name="Tabella1.A2" office:value-type="string">
            <text:p text:style-name="P4"/>
            <text:p text:style-name="P4">http://localhost:8080/Register/ID/PW</text:p>
          </table:table-cell>
          <table:table-cell table:style-name="Tabella1.A2" office:value-type="string">
            <text:p text:style-name="P11">Inserimento nuovo giocatore</text:p>
          </table:table-cell>
          <table:table-cell table:style-name="Tabella1.C22" office:value-type="string">
            <text:p text:style-name="P48">x</text:p>
          </table:table-cell>
        </table:table-row>
        <table:table-row>
          <table:table-cell table:style-name="Tabella1.A2" office:value-type="string">
            <text:p text:style-name="P4"><text:span text:style-name="T24">boolean</text:span> checkUser(String user)</text:p>
          </table:table-cell>
          <table:table-cell table:style-name="Tabella1.A2" office:value-type="string">
            <text:p text:style-name="P20">Ritorna ‘true’ se esiste un giocatore con ID = user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6"><text:span text:style-name="T24">boolean</text:span> check<text:span text:style-name="T24">Owner</text:span>(String user, <text:span text:style-name="T24">int COD_M</text:span>)</text:p>
          </table:table-cell>
          <table:table-cell table:style-name="Tabella1.A2" office:value-type="string">
            <text:p text:style-name="P20">Ritorn<text:span text:style-name="T25">a</text:span> ‘true’ se user è il proprietario del mostro COD_M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7"><text:span text:style-name="T24">boolean</text:span> check<text:span text:style-name="T24">Owner</text:span>(String user, <text:span text:style-name="T25">String w_name</text:span>)</text:p>
          </table:table-cell>
          <table:table-cell table:style-name="Tabella1.A2" office:value-type="string">
            <text:p text:style-name="P21">Ritorn<text:span text:style-name="T25">a</text:span> ‘true’ se user è il proprietario del <text:span text:style-name="T25">wearable</text:span> <text:span text:style-name="T25">w_name</text:span>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22">String findOwner (int COD_M)</text:p>
          </table:table-cell>
          <table:table-cell table:style-name="Tabella1.A2" office:value-type="string">
            <text:p text:style-name="P23">Ritorna l’ID del propietario del mostro COD_M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24">int nOwned (String user, String w_name)</text:p>
          </table:table-cell>
          <table:table-cell table:style-name="Tabella1.A2" office:value-type="string">
            <text:p text:style-name="P25">Ritorna il numero di oggetti w_name posseduti da user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24">int nEquipped (String user, String w_name)</text:p>
          </table:table-cell>
          <table:table-cell table:style-name="Tabella1.A2" office:value-type="string">
            <text:p text:style-name="P25">Ritorna il numero di oggetti w_name equipaggiati da user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24">int nAvailable (String user, String w_name)</text:p>
            <text:p text:style-name="P8">http://localhost:8080/<text:span text:style-name="T26">nAvailable/ID/W_NAME</text:span></text:p>
          </table:table-cell>
          <table:table-cell table:style-name="Tabella1.A2" office:value-type="string">
            <text:p text:style-name="P25">Ritorna il numero di oggetti w_name posseduti <text:span text:style-name="T26">e non equipaggiati </text:span>da user</text:p>
          </table:table-cell>
          <table:table-cell table:style-name="Tabella1.C10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4"/>
          </table:table-cell>
          <table:table-cell table:style-name="Tabella1.A2" office:value-type="string">
            <text:p text:style-name="P26">Usare oggetti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4"/>
          </table:table-cell>
          <table:table-cell table:style-name="Tabella1.A2" office:value-type="string">
            <text:p text:style-name="P26">Aumento livello mostro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4"/>
          </table:table-cell>
          <table:table-cell table:style-name="Tabella1.A2" office:value-type="string">
            <text:p text:style-name="P26">Stato battaglia</text:p>
          </table:table-cell>
          <table:table-cell table:style-name="Tabella1.C13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4"/>
          </table:table-cell>
          <table:table-cell table:style-name="Tabella1.A2" office:value-type="string">
            <text:p text:style-name="P27">Creazione partita 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5">String <text:span text:style-name="T28">s</text:span>Collection (String user)</text:p>
            <text:p text:style-name="P36"><text:span text:style-name="T29">http://localhost:8080/</text:span><text:span text:style-name="T30">s</text:span>Collection/<text:span text:style-name="T31">ID</text:span></text:p>
          </table:table-cell>
          <table:table-cell table:style-name="Tabella1.A2" office:value-type="string">
            <text:p text:style-name="P27">Visualizzazione oggetti <text:span text:style-name="T28">supplies dell’utente ID</text:span>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35">String <text:span text:style-name="T28">w</text:span>Collection (String user)</text:p>
            <text:p text:style-name="P9">http://localhost:8080/<text:span text:style-name="T31">wCollection/ID</text:span></text:p>
          </table:table-cell>
          <table:table-cell table:style-name="Tabella1.A2" office:value-type="string">
            <text:p text:style-name="P28">Visualizzazione oggetti <text:span text:style-name="T27">wearable dell’utente ID</text:span></text:p>
          </table:table-cell>
          <table:table-cell table:style-name="Tabella1.C22" office:value-type="string">
            <text:p text:style-name="P46"/>
          </table:table-cell>
        </table:table-row>
        <text:soft-page-break/>
        <table:table-row>
          <table:table-cell table:style-name="Tabella1.A2" office:value-type="string">
            <text:p text:style-name="P35">String <text:span text:style-name="T28">w</text:span>Collection<text:span text:style-name="T28">Type</text:span> (String user, <text:span text:style-name="T28">String type</text:span>)</text:p>
            <text:p text:style-name="P9">http://localhost:8080/ <text:span text:style-name="T28">wCollectionType/ID/W_TYPE</text:span></text:p>
          </table:table-cell>
          <table:table-cell table:style-name="Tabella1.A2" office:value-type="string">
            <text:p text:style-name="P28">Visualizzazione oggetti <text:span text:style-name="T27">wearable di tipo type dell’utente ID</text:span>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44">String mCollection (String user)</text:p>
            <text:p text:style-name="P10"><text:span text:style-name="T5">http://localhost:8080/</text:span><text:span text:style-name="T6">m</text:span><text:span text:style-name="T7">Collection/ID</text:span></text:p>
          </table:table-cell>
          <table:table-cell table:style-name="Tabella1.A2" office:value-type="string">
            <text:p text:style-name="P27">Visualizzazione mostri collezionati <text:span text:style-name="T20">di user</text:span>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12">String mAbility(int COD_M)</text:p>
            <text:p text:style-name="P5">http://localhost:8080/<text:span text:style-name="T19">mAbility/COD_M</text:span></text:p>
          </table:table-cell>
          <table:table-cell table:style-name="Tabella1.A2" office:value-type="string">
            <text:p text:style-name="P13">Visualizza abilità del mostro(COD_M)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12">String mEquipped(int COD_M)</text:p>
            <text:p text:style-name="P5">http://localhost:8080/<text:span text:style-name="T19">mEquipped/COD_M</text:span></text:p>
          </table:table-cell>
          <table:table-cell table:style-name="Tabella1.A2" office:value-type="string">
            <text:p text:style-name="P13">Visualizza equip di un mostro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12">String mFighting(String ID_OWNER)</text:p>
            <text:p text:style-name="P5">http://localhost:8080/<text:span text:style-name="T19">mFighting/ID_OWNER</text:span></text:p>
          </table:table-cell>
          <table:table-cell table:style-name="Tabella1.A2" office:value-type="string">
            <text:p text:style-name="P13">Visualizza i mostri in combattimento di un user</text:p>
          </table:table-cell>
          <table:table-cell table:style-name="Tabella1.C22" office:value-type="string">
            <text:p text:style-name="P46"/>
          </table:table-cell>
        </table:table-row>
        <table:table-row>
          <table:table-cell table:style-name="Tabella1.A2" office:value-type="string">
            <text:p text:style-name="P14">String mInfo (String denomination)</text:p>
            <text:p text:style-name="P5">http://localhost:8080/<text:span text:style-name="T19">mInfo/denomination</text:span></text:p>
          </table:table-cell>
          <table:table-cell table:style-name="Tabella1.A2" office:value-type="string">
            <text:p text:style-name="P16">Visualizza le info del mostro con denominazione denomination</text:p>
          </table:table-cell>
          <table:table-cell table:style-name="Tabella1.C22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15">String mInfo (int COD_M<text:span text:style-name="T19">)</text:span></text:p>
            <text:p text:style-name="P5">http://localhost:8080/<text:span text:style-name="T19">COD_M</text:span></text:p>
          </table:table-cell>
          <table:table-cell table:style-name="Tabella1.A2" office:value-type="string">
            <text:p text:style-name="P16">Visualizza le info del mostro, posseduto, con codice COD_M</text:p>
          </table:table-cell>
          <table:table-cell table:style-name="Tabella1.C23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17">String deleteUser (String user)</text:p>
            <text:p text:style-name="P5">http://localhost:8080/<text:span text:style-name="T19">deleteUser/user</text:span></text:p>
          </table:table-cell>
          <table:table-cell table:style-name="Tabella1.A2" office:value-type="string">
            <text:p text:style-name="P18">Elimina l’utente con ID user</text:p>
          </table:table-cell>
          <table:table-cell table:style-name="Tabella1.C24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0"><text:span text:style-name="T4">String </text:span><text:span text:style-name="T8">mEquip</text:span><text:span text:style-name="T4"> (</text:span><text:span text:style-name="T8">int </text:span><text:span text:style-name="T4">COD_M, String w_name)</text:span></text:p>
            <text:p text:style-name="P45">http://localhost:8080/mEquip/W_NAME/COD_M</text:p>
          </table:table-cell>
          <table:table-cell table:style-name="Tabella1.A2" office:value-type="string">
            <text:p text:style-name="P19"><text:span text:style-name="T21">E</text:span>quipaggia (<text:span text:style-name="T21">agguinge</text:span> dalla tabella equipped) l’oggetto w_name al mostro COD_M</text:p>
          </table:table-cell>
          <table:table-cell table:style-name="Tabella1.C25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0"><text:span text:style-name="T4">String </text:span><text:span text:style-name="T8">mUnequip</text:span><text:span text:style-name="T4"> (</text:span><text:span text:style-name="T8">int </text:span><text:span text:style-name="T4">COD_M, String w_name)</text:span></text:p>
            <text:p text:style-name="P40"><text:span text:style-name="T22">http://localhost:8080/m</text:span><text:span text:style-name="T23">Une</text:span><text:span text:style-name="T22">quip/W_NAME/COD_M</text:span></text:p>
          </table:table-cell>
          <table:table-cell table:style-name="Tabella1.A2" office:value-type="string">
            <text:p text:style-name="P19">Disequipaggia (elimina dalla tabella equipped) l’oggetto w_name dal mostro COD_M</text:p>
          </table:table-cell>
          <table:table-cell table:style-name="Tabella1.C27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3">String matchMaking ()</text:p>
            <text:p text:style-name="P38">http://localhost:8080/<text:span text:style-name="T34">matchMaking</text:span></text:p>
          </table:table-cell>
          <table:table-cell table:style-name="Tabella1.A2" office:value-type="string">
            <text:p text:style-name="P31">Visualizza tutti i giocatori in matchmaking</text:p>
          </table:table-cell>
          <table:table-cell table:style-name="Tabella1.C27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1">String joinMatchMaking (String user)</text:p>
            <text:p text:style-name="P37">http://localhost:8080/<text:span text:style-name="T32">joinMatchMaking/ID</text:span></text:p>
          </table:table-cell>
          <table:table-cell table:style-name="Tabella1.A2" office:value-type="string">
            <text:p text:style-name="P29">Inserisce il giocatore nel matchmaking</text:p>
          </table:table-cell>
          <table:table-cell table:style-name="Tabella1.C28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String <text:span text:style-name="T33">exit</text:span>MatchMaking (String user)</text:p>
            <text:p text:style-name="P37">http://localhost:8080/<text:span text:style-name="T33">exitMatchMaking/ID</text:span></text:p>
          </table:table-cell>
          <table:table-cell table:style-name="Tabella1.A2" office:value-type="string">
            <text:p text:style-name="P30">Elimina il giocatore dal matchmaking</text:p>
          </table:table-cell>
          <table:table-cell table:style-name="Tabella1.C30" office:value-type="string">
            <text:p text:style-name="P46"/>
          </table:table-cell>
        </table:table-row>
        <text:soft-page-break/>
        <table:table-row table:style-name="Tabella1.23">
          <table:table-cell table:style-name="Tabella1.A2" office:value-type="string">
            <text:p text:style-name="P42"><text:span text:style-name="T9">String </text:span><text:span text:style-name="T14">mAddTeam</text:span><text:span text:style-name="T9"> (</text:span><text:span text:style-name="T35">int</text:span><text:span text:style-name="T9"> COD_M)</text:span></text:p>
            <text:p text:style-name="P39"><text:span text:style-name="T9">http://localhost:8080/</text:span><text:span text:style-name="T11">mAddTeam/COD_M</text:span></text:p>
          </table:table-cell>
          <table:table-cell table:style-name="Tabella1.A2" office:value-type="string">
            <text:p text:style-name="P32">Aggiunge un mostro COD_M al team</text:p>
          </table:table-cell>
          <table:table-cell table:style-name="Tabella1.C30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<text:span text:style-name="T9">String mRemoveTeam (</text:span><text:span text:style-name="T35">int</text:span><text:span text:style-name="T9"> COD_M)</text:span></text:p>
            <text:p text:style-name="P39"><text:span text:style-name="T9">http://localhost:8080/</text:span><text:span text:style-name="T11">mRemoveTeam/COD_M</text:span></text:p>
          </table:table-cell>
          <table:table-cell table:style-name="Tabella1.A2" office:value-type="string">
            <text:p text:style-name="P32">Elimina un mostro COD_M <text:span text:style-name="T37">d</text:span>al team</text:p>
          </table:table-cell>
          <table:table-cell table:style-name="Tabella1.C31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<text:span text:style-name="T9">String </text:span><text:span text:style-name="T14">learnAbility</text:span><text:span text:style-name="T9">(String </text:span><text:span text:style-name="T10">a_name</text:span><text:span text:style-name="T9">, </text:span><text:span text:style-name="T35">int</text:span><text:span text:style-name="T9"> COD_M)</text:span></text:p>
            <text:p text:style-name="P39"><text:span text:style-name="T9">http://localhost:8080/</text:span><text:span text:style-name="T15">learnAbility</text:span><text:span text:style-name="T11">/COD_M/A_NAME</text:span></text:p>
          </table:table-cell>
          <table:table-cell table:style-name="Tabella1.A2" office:value-type="string">
            <text:p text:style-name="P33">Permette ad un mostro COD_M di apprendere l’abilità a_name</text:p>
          </table:table-cell>
          <table:table-cell table:style-name="Tabella1.C33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<text:span text:style-name="T16"><text:s/></text:span><text:span text:style-name="T36">boolean</text:span><text:span text:style-name="T16"> checkExp (</text:span><text:span text:style-name="T36">int</text:span><text:span text:style-name="T16"> COD_M)</text:span></text:p>
          </table:table-cell>
          <table:table-cell table:style-name="Tabella1.A2" office:value-type="string">
            <text:p text:style-name="P51">Torna true se il mostro COD_M è pronto a livellare</text:p>
          </table:table-cell>
          <table:table-cell table:style-name="Tabella1.C33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<text:span text:style-name="T16">String lvlUp (</text:span><text:span text:style-name="T36">int</text:span><text:span text:style-name="T16"> COD_M)</text:span></text:p>
            <text:p text:style-name="P53"><text:span text:style-name="T12">http://localhost:8080/</text:span><text:span text:style-name="T17">lvlUp/</text:span><text:span text:style-name="T18">COD_M</text:span></text:p>
          </table:table-cell>
          <table:table-cell table:style-name="Tabella1.A2" office:value-type="string">
            <text:p text:style-name="P51">Livella il mostro COD_M</text:p>
          </table:table-cell>
          <table:table-cell table:style-name="Tabella1.C34" office:value-type="string">
            <text:p text:style-name="P46"/>
          </table:table-cell>
        </table:table-row>
        <table:table-row table:style-name="Tabella1.23">
          <table:table-cell table:style-name="Tabella1.A2" office:value-type="string">
            <text:p text:style-name="P42"><text:span text:style-name="T16">String lvlAvg(String user)</text:span></text:p>
            <text:p text:style-name="P54"><text:span text:style-name="T12">http://localhost:8080/</text:span><text:span text:style-name="T13">lvlAvg/ID</text:span></text:p>
          </table:table-cell>
          <table:table-cell table:style-name="Tabella1.A2" office:value-type="string">
            <text:p text:style-name="P52">Calcola il livello medio dei mostri in team dell’utente ID</text:p>
          </table:table-cell>
          <table:table-cell table:style-name="Tabella1.C35" office:value-type="string">
            <text:p text:style-name="P46"/>
          </table:table-cell>
        </table:table-row>
      </table:table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2:05:06.490005032</dc:date>
    <meta:editing-duration>PT2H1M19S</meta:editing-duration>
    <meta:editing-cycles>33</meta:editing-cycles>
    <meta:generator>LibreOffice/5.1.2.2$Linux_X86_64 LibreOffice_project/10m0$Build-2</meta:generator>
    <meta:document-statistic meta:table-count="1" meta:image-count="0" meta:object-count="0" meta:page-count="3" meta:paragraph-count="96" meta:word-count="390" meta:character-count="3426" meta:non-whitespace-character-count="3128"/>
  </office:meta>
</office:document-meta>
</file>